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officeooo:paragraph-rsid="0016aab2"/>
    </style:style>
    <style:style style:name="P2" style:family="paragraph" style:parent-style-name="Standard">
      <style:paragraph-properties fo:text-align="start" style:justify-single-word="false"/>
      <style:text-properties style:font-name="Arial" officeooo:paragraph-rsid="0016aab2"/>
    </style:style>
    <style:style style:name="P3" style:family="paragraph" style:parent-style-name="Standard">
      <style:paragraph-properties fo:text-align="start" style:justify-single-word="false"/>
      <style:text-properties style:font-name="Arial" officeooo:paragraph-rsid="0016b28a"/>
    </style:style>
    <style:style style:name="P4" style:family="paragraph" style:parent-style-name="Standard">
      <style:paragraph-properties fo:text-align="start" style:justify-single-word="false"/>
      <style:text-properties style:font-name="Arial" officeooo:paragraph-rsid="0017305d"/>
    </style:style>
    <style:style style:name="T1" style:family="text">
      <style:text-properties officeooo:rsid="0016aab2"/>
    </style:style>
    <style:style style:name="T2" style:family="text">
      <style:text-properties officeooo:rsid="0016b28a"/>
    </style:style>
    <style:style style:name="T3" style:family="text">
      <style:text-properties officeooo:rsid="001730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ow to Build Matrix Kernel</text:span></text:p>
      <text:p text:style-name="P1"><text:span text:style-name="T1"/></text:p>
      <text:p text:style-name="P1"><text:span text:style-name="T1"/></text:p>
      <text:p text:style-name="P2"><text:span text:style-name="T1">First off let me give credit where credit is due. Matrix Kernel is based of of Hroak13's ZTE Fury mod for the ZTE Warp, and without his work there would be no matrix kernel. DM47021 and Down The Machine helped to point me in the direction I needed to go to gain the needed knowledge to build this kernel. Thank you.</text:span></text:p>
      <text:p text:style-name="P2"><text:span text:style-name="T1"/></text:p>
      <text:p text:style-name="P2"><text:span text:style-name="T1"/></text:p>
      <text:p text:style-name="P2"><text:span text:style-name="T1">Software requirements:</text:span></text:p>
      <text:p text:style-name="P2"><text:span text:style-name="T1"/></text:p>
      <text:p text:style-name="P3"><text:span text:style-name="T2">1) Linux.... All distros should be able to build this kernel without a problem. I am running Debian Jessie aka testing. If you are new to Linux I would highly recommend using either Mint or Ubuntu as they are the most user friendly in my opinion. If you are a beginner and need a light system due to limited hardware Lubuntu should work fine.</text:span></text:p>
      <text:p text:style-name="P3"><text:span text:style-name="T2"/></text:p>
      <text:p text:style-name="P3"><text:span text:style-name="T2">2) There is quite a bit of additional software that is required to an android kernel. The following link will provide you information on setting up a system that uses .deb binaries.</text:span></text:p>
      <text:p text:style-name="P3"><text:span text:style-name="T2"/></text:p>
      <text:p text:style-name="P3"><text:a xlink:type="simple" xlink:href="http://source.android.com/source/initializing.html"><text:span text:style-name="T2">http://source.android.com/source/initializing.html</text:span></text:a></text:p>
      <text:p text:style-name="P3"><text:span text:style-name="T2"/></text:p>
      <text:p text:style-name="P3"><text:span text:style-name="T2">3) you will also need to install git. To copy my repo to you local dirve use the command git clone followed by the URL to my repo.</text:span></text:p>
      <text:p text:style-name="P3"><text:span text:style-name="T2"/></text:p>
      <text:p text:style-name="P3"><text:span text:style-name="T2">4) A cross complier tool chain. This is needed to build an ARM kernel on PC/MAC/any thing else that does not use an ARM processor. I use the 4.4.3 tool chain that can be found on Doomloard's git hub, </text:span><text:span text:style-name="T3">and I will likely fork this repo to my own github</text:span></text:p>
      <text:p text:style-name="P3"><text:span text:style-name="T3"/></text:p>
      <text:p text:style-name="P4"><text:a xlink:type="simple" xlink:href="https://github.com/DooMLoRD/android_prebuilt_toolchains"><text:span text:style-name="T3">https://github.com/DooMLoRD/android_prebuilt_toolchains</text:span></text:a></text:p>
      <text:p text:style-name="P4"><text:span text:style-name="T3"/></text:p>
      <text:p text:style-name="P4"><text:span text:style-name="T3"/></text:p>
      <text:p text:style-name="P4"><text:span text:style-name="T3">How to buld the kernel:</text:span></text:p>
      <text:p text:style-name="P4"><text:span text:style-name="T3"/></text:p>
      <text:p text:style-name="P4"><text:span text:style-name="T3">1) Navigate to the directory where the kernel source has downloaded to.</text:span></text:p>
      <text:p text:style-name="P4"><text:span text:style-name="T3"/></text:p>
      <text:p text:style-name="P4"><text:span text:style-name="T3">2) In the root of the Kernel source execute - $ export CROSS_COMPILE=/home/path/to/toolchain/arm-eabi-4.4.3/bin/arm-eabi-</text:span></text:p>
      <text:p text:style-name="P4"><text:span text:style-name="T3"/></text:p>
      <text:p text:style-name="P4"><text:span text:style-name="T3">3) Now run - $ make clean &amp;&amp; make mrproper</text:span></text:p>
      <text:p text:style-name="P4"><text:span text:style-name="T3"/></text:p>
      <text:p text:style-name="P4"><text:span text:style-name="T3">4) $ cp matrixconfig .config</text:span></text:p>
      <text:p text:style-name="P4"><text:span text:style-name="T3"/></text:p>
      <text:p text:style-name="P4"><text:span text:style-name="T3">5) $ make menuconfig – This will bring up a UI that will allow you to modify the kernel configuration. If you just want to build matrix kernel without modifying it simply select exit.</text:span></text:p>
      <text:p text:style-name="P4"><text:span text:style-name="T3"/></text:p>
      <text:p text:style-name="P4"><text:span text:style-name="T3">6) make ARCH=arm</text:span></text:p>
      <text:p text:style-name="P4"><text:span text:style-name="T3"/></text:p>
      <text:p text:style-name="P4"><text:span text:style-name="T3">Now the kernel will build and the end result will be a zImage located in /arch/arm/boot. All you will need to do at this point is to build the boot.img. To do this you can either complie </text:span><text:soft-page-break/><text:span text:style-name="T3">mkbootimg, or download Hrorak's ZTE Warp kenel pack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4T20:27:09</meta:creation-date>
    <dc:date>2013-08-14T21:11:28</dc:date>
    <meta:editing-duration>PT10M26S</meta:editing-duration>
    <meta:editing-cycles>1</meta:editing-cycles>
    <meta:document-statistic meta:table-count="0" meta:image-count="0" meta:object-count="0" meta:page-count="2" meta:paragraph-count="17" meta:word-count="370" meta:character-count="2096" meta:non-whitespace-character-count="1741"/>
    <meta:generator>LibreOffice/4.0.3.3$Linux_X86_64 LibreOffice_project/400m0$Build-3</meta:generator>
  </office:meta>
</office:document-meta>
</file>